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style:style style:name="T44" style:family="text">
      <style:text-properties officeooo:rsid="034319d9"/>
    </style:style>
    <style:style style:name="T45" style:family="text">
      <style:text-properties officeooo:rsid="0346a184"/>
    </style:style>
    <style:style style:name="T46" style:family="text">
      <style:text-properties fo:font-style="normal" style:font-style-asian="normal" style:font-style-complex="normal"/>
    </style:style>
    <style:style style:name="T47" style:family="text">
      <style:text-properties fo:font-style="normal" officeooo:rsid="03478123" style:font-style-asian="normal" style:font-style-complex="normal"/>
    </style:style>
    <style:style style:name="T48" style:family="text">
      <style:text-properties fo:font-style="normal" officeooo:rsid="0348f4de" style:font-style-asian="normal" style:font-style-complex="normal"/>
    </style:style>
    <style:style style:name="T49" style:family="text">
      <style:text-properties officeooo:rsid="03478123"/>
    </style:style>
    <style:style style:name="T50" style:family="text">
      <style:text-properties officeooo:rsid="0348f4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2"><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50"><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35">I looked at my phone for a while, got up, wrote at the computer and received a text from Hannah. The first part was a picture of her Artist’s Way Every Day book that said:</text:span></text:p>
      <text:p text:style-name="P38"><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35">She followed up saying, “Good morning. Hope you got good rest and are having a good day so far [heart emoji] Glad I got to snuggle you last night!”</text:span></text:p>
      <text:p text:style-name="P38"><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38"><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4">t</text:span> the friend<text:span text:style-name="T44">s</text:span> text a Facebook link to an Instagram reel, the outside bones <text:span text:style-name="T44">video</text:span>. I don’t know if she knows we already quote that <text:span text:style-name="T44">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4">d</text:span>rank my coffee and wrote, going to the mailbox when the mailman came by in hopes of receiving my Musicares check, 10:26. . .<text:span text:style-name="T41">I laid in bed looking at my phone until 12:21.</text:span></text:p>
      <text:p text:style-name="P43">.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4">Hannah</text:span><text:span text:style-name="T42"> some emergency coffee and hop waters, drove to her house.</text:span></text:p>
      <text:p text:style-name="P43"><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talked about how neither of us miss the Foundry Hotel and its games, said </text:span><text:span text:style-name="T50">wassup</text:span><text:span text:style-name="T43">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2">. . .</text:p>
      <text:p text:style-name="P44"/>
      <text:p text:style-name="P44">I drove to Hannah’s, helped her pack the car. We drove down the mountain, stopping for air and <text:span text:style-name="T50">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0">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0">Feescake Chacktory</text:span> was way too busy, so we went to the food court, ate some salty Asian <text:span text:style-name="T50">cuisine</text:span>, got chair massages, drove to Walgreens looking for epso<text:span text:style-name="T50">m</text:span> salts and a tub stopper. We got vitamins, drove to Publix, bought a bath mat, chocolate, Nerds gummy clusters, went to the hotel.</text:p>
      <text:p text:style-name="P44"><text:s text:c="3"/>They had tub stoppers in the lobby. <text:span text:style-name="T50">Hannah</text:span> took a bath first while I scrolled on Insty, and then <text:span text:style-name="T45">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2">. . .</text:p>
      <text:p text:style-name="P44"/>
      <text:p text:style-name="P53">I laid in bed, logged onto WoW, joined up with Temple, made an attempt at Nef, wiped, ran MC, won the Lava Dredger, made another attempt at Nef, wiped again, had a headache, logged off, went to bed.</text:p>
      <text:p text:style-name="P53"/>
      <text:p text:style-name="P53"/>
      <text:p text:style-name="P53"><text:soft-page-break/></text:p>
      <text:p text:style-name="P53"/>
      <text:p text:style-name="P53">XI.XI</text:p>
      <text:p text:style-name="P53"/>
      <text:p text:style-name="P53">I woke, played Wordle (STOIC in three,) flossed, rinsed, brushed, rinsed my teeth, laid in bed some more, <text:span text:style-name="T50">h</text:span>9:46<text:note text:id="ftn0" text:note-class="footnote"><text:note-citation>2</text:note-citation><text:note-body><text:p text:style-name="P49">Ross is <text:span text:style-name="T49">trying</text:span> a system where, instead of explaining <text:span text:style-name="T19">where</text:span><text:span text:style-name="T46"> he has written in his journal, </text:span><text:span text:style-name="T47">he indicates with </text:span><text:span text:style-name="T46">a letter preceding the time: </text:span><text:span text:style-name="T48">h for the Hog,</text:span><text:span text:style-name="T46"> p for phone, c for Chromebook, j for journal.</text:span></text:p></text:note-body></text:no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11T09:56:29.696690642</dc:date>
    <meta:editing-duration>P67DT10H9M12S</meta:editing-duration>
    <meta:editing-cycles>708</meta:editing-cycles>
    <meta:generator>LibreOffice/24.2.5.2$MacOSX_X86_64 LibreOffice_project/bffef4ea93e59bebbeaf7f431bb02b1a39ee8a59</meta:generator>
    <meta:print-date>2024-11-08T17:33:07.521356140</meta:print-date>
    <meta:document-statistic meta:table-count="0" meta:image-count="0" meta:object-count="0" meta:page-count="49" meta:paragraph-count="162" meta:word-count="7551" meta:character-count="39963" meta:non-whitespace-character-count="32427"/>
  </office:meta>
</office:document-meta>
</file>